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.499cm" fo:text-align="justify" style:justify-single-word="false" fo:text-indent="0.499cm" style:auto-text-indent="false" fo:background-color="transparent">
        <style:background-image/>
      </style:paragraph-properties>
    </style:style>
    <style:style style:name="P3" style:family="paragraph" style:parent-style-name="Standard" style:master-page-name="">
      <style:paragraph-properties fo:margin-left="0cm" fo:margin-right="0cm" fo:text-align="start" style:justify-single-word="false" fo:text-indent="0.499cm" style:auto-text-indent="false" style:page-number="auto" fo:background-color="transparent">
        <style:background-image/>
      </style:paragraph-properties>
      <style:text-properties fo:font-size="6pt" style:font-size-asian="6pt" style:font-size-complex="6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</style:style>
    <style:style style:name="T1" style:family="text">
      <style:text-properties style:font-name="DejaVu Serif"/>
    </style:style>
    <style:style style:name="T2" style:family="text">
      <style:text-properties style:font-name="DejaVu Serif" fo:font-size="16pt" style:font-size-asian="16pt" style:font-size-complex="16pt"/>
    </style:style>
    <style:style style:name="T3" style:family="text">
      <style:text-properties style:font-name="DejaVu Serif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DejaVu Serif Condensed"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eletype"><text:span text:style-name="T4">Hodnocení seminární práce Michala Zimy</text:span></text:span><text:span text:style-name="T1"><text:line-break/></text:span></text:p>
      <text:p text:style-name="P3"><text:span text:style-name="T1"/></text:p>
      <text:p text:style-name="P2"><text:span text:style-name="Teletype"><text:span text:style-name="T1">Seminární práce s názvem Nasazení IPv6 v praxi se zabývá palčivým problémem dnešního internetu a novou verzí protokolu IP,která má problém řešit.</text:span></text:span></text:p>
      <text:p text:style-name="P2"><text:span text:style-name="Teletype"><text:span text:style-name="T1">Faktické zpracování problému ukazuje na výbornou znalost problematiky a velký zájem autora. Zvláště čtvrtá sekce umožňuje čtenáři nahlédnout do jeho vlastních zkušeností s návrhem a implementací řešení problému komunikace mezi sítěmi fungujícími na různých verzích protokolu.</text:span></text:span></text:p>
      <text:p text:style-name="P2"><text:span text:style-name="Teletype"><text:span text:style-name="T1">Pokud bych měl práci něco vytknout, bude to její stručnost. Čtenář,</text:span></text:span><text:span text:style-name="T1"><text:line-break/></text:span><text:span text:style-name="Teletype"><text:span text:style-name="T1">který se neorientuje v počítačových sítích, bude mít problém velké části práce porozumět a bez dalších zdrojů se mu to nejspíš nepodaří. Pro administrátora počítačové sítě, který se ještě s možnostmi nasazení IPv6 neseznámil, může být užitečným zdrojem informací.</text:span></text:span></text:p>
      <text:p text:style-name="P2"><text:span text:style-name="Teletype"><text:span text:style-name="T1">Zdroje jsou vybrány přiměřeně, zvláště RFC 2460 a RFC 791 jakožto</text:span></text:span><text:span text:style-name="T1"><text:line-break/></text:span><text:span text:style-name="Teletype"><text:span text:style-name="T1">oficiální normy obou verzí protokolu. Na druhou stranu, z otevřené encyklopedie Wikipedia bych doporučil spíše používat seznam zdrojů pod jejími články než citovat encyklopedii samotnou. Články z časopisů o počítačích jsou dobrým zdrojem aktualit z této oblasti, nicméně bych si uměl mezi zdroji představit kromě norem, internetové encyklopedie a aktuálních článků ještě aspoň jeden český nebo zahraniční knižní titul.</text:span></text:span></text:p>
      <text:p text:style-name="P2"><text:span text:style-name="Teletype"><text:span text:style-name="T1">Celkový dojem z práce je přes mé výše popsané výhrady dobrý a věřím, že na ni autor naváže a že o něm ještě uslyšíme.</text:span></text:span></text:p>
      <text:p text:style-name="P4"/>
      <text:p text:style-name="P4"><text:span text:style-name="Teletype"><text:span text:style-name="T1">Pavel Šimerda,</text:span></text:span><text:span text:style-name="T1"><text:line-break/></text:span><text:span text:style-name="Teletype"><text:span text:style-name="T1">Nezávislý lektor, konzultant a publicista v oblasti počítačových sítí a bezpečnosti, kontakt: </text:span></text:span><text:a xlink:type="simple" xlink:href="mailto:pavlix@pavlix.net"><text:span text:style-name="Teletype"><text:span text:style-name="T1">pavlix@pavlix.net</text:span></text:span></text:a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cs" fo:country="CZ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l Zima</meta:initial-creator>
    <meta:creation-date>2009-01-29T07:10:32</meta:creation-date>
    <dc:date>2009-01-29T07:16:14</dc:date>
    <dc:creator>Michal Zima</dc:creator>
    <meta:editing-duration>PT00H05M48S</meta:editing-duration>
    <meta:editing-cycles>2</meta:editing-cycles>
    <meta:generator>OpenOffice.org/3.0$Linux OpenOffice.org_project/300m9$Build-9358</meta:generator>
    <meta:document-statistic meta:table-count="0" meta:image-count="0" meta:object-count="0" meta:page-count="1" meta:paragraph-count="7" meta:word-count="222" meta:character-count="1518"/>
    <meta:user-defined meta:name="Informace 1"/>
    <meta:user-defined meta:name="Informace 2"/>
    <meta:user-defined meta:name="Informace 3"/>
    <meta:user-defined meta:name="Informace 4"/>
  </office:meta>
</office:document-meta>
</file>